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ompe à palettes</text:p>
          </table:table-cell>
          <table:table-cell table:number-columns-repeated="5"/>
          <table:table-cell office:value-type="string" calcext:value-type="string">
            <text:p>Pompe à diffus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On considère delta t suffisamment petit pour etre négligeab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2" office:value-type="float" office:value="0.01" calcext:value-type="float">
            <text:p>0.01</text:p>
          </table:table-cell>
          <table:table-cell/>
          <table:table-cell office:value-type="string" calcext:value-type="string">
            <text:p>mesures à reporter de la video</text:p>
          </table:table-cell>
          <table:table-cell table:number-columns-repeated="3"/>
          <table:table-cell table:formula="of:=1.2*10^-5" office:value-type="float" office:value="0.000012" calcext:value-type="float">
            <text:p>0.000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9" calcext:value-type="float">
            <text:p>0.19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Mesure 1</text:p>
          </table:table-cell>
          <table:table-cell table:number-columns-repeated="2"/>
          <table:table-cell office:value-type="string" calcext:value-type="string">
            <text:p>Mesure 2</text:p>
          </table:table-cell>
          <table:table-cell table:number-columns-repeated="2"/>
          <table:table-cell office:value-type="string" calcext:value-type="string">
            <text:p>Mesure 3</text:p>
          </table:table-cell>
          <table:table-cell table:number-columns-repeated="2"/>
          <table:table-cell office:value-type="string" calcext:value-type="string">
            <text:p>Mesure 4</text:p>
          </table:table-cell>
          <table:table-cell table:number-columns-repeated="2"/>
          <table:table-cell office:value-type="string" calcext:value-type="string">
            <text:p>Mesure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deltaT [°C]</text:p>
          </table:table-cell>
          <table:table-cell office:value-type="string" calcext:value-type="string">
            <text:p>deltaP [mbar]</text:p>
          </table:table-cell>
        </table:table-row>
        <table:table-row table:style-name="ro1">
          <table:table-cell/>
          <table:table-cell office:value-type="float" office:value="-218.9" calcext:value-type="float">
            <text:p>-218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214.9" calcext:value-type="float">
            <text:p>-214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6" calcext:value-type="float">
            <text:p>-208.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-214.6" calcext:value-type="float">
            <text:p>-214.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1"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18.7" calcext:value-type="float">
            <text:p>-218.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14.8" calcext:value-type="float">
            <text:p>-214.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5" calcext:value-type="float">
            <text:p>-208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14.4" calcext:value-type="float">
            <text:p>-214.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5" calcext:value-type="float">
            <text:p>-218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214.7" calcext:value-type="float">
            <text:p>-214.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0.4" calcext:value-type="float">
            <text:p>-210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2" calcext:value-type="float">
            <text:p>-218.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4.5" calcext:value-type="float">
            <text:p>-214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14.2" calcext:value-type="float">
            <text:p>-214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" calcext:value-type="float">
            <text:p>-2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11.5" calcext:value-type="float">
            <text:p>-211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8" calcext:value-type="float">
            <text:p>-20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-213.9" calcext:value-type="float">
            <text:p>-213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8" calcext:value-type="float">
            <text:p>-217.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4.1" calcext:value-type="float">
            <text:p>-214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-207.7" calcext:value-type="float">
            <text:p>-207.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213.7" calcext:value-type="float">
            <text:p>-213.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3" calcext:value-type="float">
            <text:p>-217.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3.8" calcext:value-type="float">
            <text:p>-213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-207.4" calcext:value-type="float">
            <text:p>-207.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8" calcext:value-type="float">
            <text:p>-216.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-207.2" calcext:value-type="float">
            <text:p>-207.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5" calcext:value-type="float">
            <text:p>-216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-212.9" calcext:value-type="float">
            <text:p>-212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3" calcext:value-type="float">
            <text:p>-216.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213" calcext:value-type="float">
            <text:p>-2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212.7" calcext:value-type="float">
            <text:p>-212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8" calcext:value-type="float">
            <text:p>-215.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2.5" calcext:value-type="float">
            <text:p>-212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0.1" calcext:value-type="float">
            <text:p>-210.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-212.3" calcext:value-type="float">
            <text:p>-212.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6" calcext:value-type="float">
            <text:p>-21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-205.9" calcext:value-type="float">
            <text:p>-205.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2" calcext:value-type="float">
            <text:p>-215.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211.7" calcext:value-type="float">
            <text:p>-211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9" calcext:value-type="float">
            <text:p>-21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06.8" calcext:value-type="float">
            <text:p>-206.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-205.2" calcext:value-type="float">
            <text:p>-205.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4" calcext:value-type="float">
            <text:p>-214.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06.4" calcext:value-type="float">
            <text:p>-206.4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-204.9" calcext:value-type="float">
            <text:p>-204.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1" calcext:value-type="float">
            <text:p>-214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8" calcext:value-type="float">
            <text:p>-213.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5" calcext:value-type="float">
            <text:p>-213.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2" calcext:value-type="float">
            <text:p>-213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209.6" calcext:value-type="float">
            <text:p>-209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05.6" calcext:value-type="float">
            <text:p>-205.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" calcext:value-type="float">
            <text:p>-2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8" calcext:value-type="float">
            <text:p>-212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8.2" calcext:value-type="float">
            <text:p>-208.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208.3" calcext:value-type="float">
            <text:p>-208.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-204.8" calcext:value-type="float">
            <text:p>-204.8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1" calcext:value-type="float">
            <text:p>-212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-207.9" calcext:value-type="float">
            <text:p>-207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207.1" calcext:value-type="float">
            <text:p>-207.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-201.8" calcext:value-type="float">
            <text:p>-201.8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5" calcext:value-type="float">
            <text:p>-211.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204.2" calcext:value-type="float">
            <text:p>-204.2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1" calcext:value-type="float">
            <text:p>-211.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-205.5" calcext:value-type="float">
            <text:p>-205.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9" calcext:value-type="float">
            <text:p>-210.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06.2" calcext:value-type="float">
            <text:p>-206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3.8" calcext:value-type="float">
            <text:p>-203.8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-200.7" calcext:value-type="float">
            <text:p>-200.7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5" calcext:value-type="float">
            <text:p>-210.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205.7" calcext:value-type="float">
            <text:p>-205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203.4" calcext:value-type="float">
            <text:p>-203.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-200.2" calcext:value-type="float">
            <text:p>-200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3.7" calcext:value-type="float">
            <text:p>-20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7" calcext:value-type="float">
            <text:p>-209.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5" calcext:value-type="float">
            <text:p>-209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4.6" calcext:value-type="float">
            <text:p>-204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6" calcext:value-type="float">
            <text:p>-208.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3" calcext:value-type="float">
            <text:p>-208.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-198.6" calcext:value-type="float">
            <text:p>-198.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9" calcext:value-type="float">
            <text:p>-207.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6" calcext:value-type="float">
            <text:p>-207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-198.2" calcext:value-type="float">
            <text:p>-198.2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7.5" calcext:value-type="float">
            <text:p>-197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97.7" calcext:value-type="float">
            <text:p>-197.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196.8" calcext:value-type="float">
            <text:p>-196.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2" calcext:value-type="float">
            <text:p>-201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3" calcext:value-type="float">
            <text:p>-201.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197.6" calcext:value-type="float">
            <text:p>-197.6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2" calcext:value-type="float">
            <text:p>-207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197.1" calcext:value-type="float">
            <text:p>-197.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-194.7" calcext:value-type="float">
            <text:p>-194.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5" calcext:value-type="float">
            <text:p>-200.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-194.1" calcext:value-type="float">
            <text:p>-194.1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1" calcext:value-type="float">
            <text:p>-209.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195.4" calcext:value-type="float">
            <text:p>-195.4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792" calcext:value-type="float">
            <text:p>792</text:p>
          </table:table-cell>
          <table:table-cell table:number-columns-repeated="4"/>
          <table:table-cell office:value-type="float" office:value="-208.8" calcext:value-type="float">
            <text:p>-208.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2" calcext:value-type="float">
            <text:p>-210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812" calcext:value-type="float">
            <text:p>812</text:p>
          </table:table-cell>
          <table:table-cell table:number-columns-repeated="4"/>
          <table:table-cell office:value-type="float" office:value="-208.5" calcext:value-type="float">
            <text:p>-208.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1" calcext:value-type="float">
            <text:p>-200.1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office:value-type="float" office:value="-208.2" calcext:value-type="float">
            <text:p>-208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7" calcext:value-type="float">
            <text:p>-211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7.3" calcext:value-type="float">
            <text:p>-197.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7" calcext:value-type="float">
            <text:p>-199.7</text:p>
          </table:table-cell>
          <table:table-cell office:value-type="float" office:value="880" calcext:value-type="float">
            <text:p>880</text:p>
          </table:table-cell>
          <table:table-cell table:number-columns-repeated="4"/>
          <table:table-cell office:value-type="float" office:value="-208.1" calcext:value-type="float">
            <text:p>-208.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4" calcext:value-type="float">
            <text:p>-210.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197" calcext:value-type="float">
            <text:p>-19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5" calcext:value-type="float">
            <text:p>-199.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-196.5" calcext:value-type="float">
            <text:p>-196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922" calcext:value-type="float">
            <text:p>922</text:p>
          </table:table-cell>
          <table:table-cell table:number-columns-repeated="4"/>
          <table:table-cell office:value-type="float" office:value="-206.8" calcext:value-type="float">
            <text:p>-206.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940" calcext:value-type="float">
            <text:p>940</text:p>
          </table:table-cell>
          <table:table-cell table:number-columns-repeated="4"/>
          <table:table-cell office:value-type="float" office:value="-206.1" calcext:value-type="float">
            <text:p>-206.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95.5" calcext:value-type="float">
            <text:p>-195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-205.5" calcext:value-type="float">
            <text:p>-205.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6.2" calcext:value-type="float">
            <text:p>-206.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09.8" calcext:value-type="float">
            <text:p>-209.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-205" calcext:value-type="float">
            <text:p>-20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8" calcext:value-type="float">
            <text:p>-205.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-204.5" calcext:value-type="float">
            <text:p>-204.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5" calcext:value-type="float">
            <text:p>-205.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office:value-type="float" office:value="-204" calcext:value-type="float">
            <text:p>-20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3" calcext:value-type="float">
            <text:p>-205.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" calcext:value-type="float">
            <text:p>-20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-209" calcext:value-type="float">
            <text:p>-209</text:p>
          </table:table-cell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8" calcext:value-type="float">
            <text:p>-204.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-208.4" calcext:value-type="float">
            <text:p>-208.4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office:value-type="float" office:value="-203.3" calcext:value-type="float">
            <text:p>-203.3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5" calcext:value-type="float">
            <text:p>-204.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4" calcext:value-type="float">
            <text:p>-204.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office:value-type="float" office:value="-202.1" calcext:value-type="float">
            <text:p>-202.1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2" calcext:value-type="float">
            <text:p>-204.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-201.6" calcext:value-type="float">
            <text:p>-201.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9" calcext:value-type="float">
            <text:p>-203.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269" calcext:value-type="float">
            <text:p>269</text:p>
          </table:table-cell>
          <table:table-cell table:number-columns-repeated="7"/>
          <table:table-cell office:value-type="float" office:value="-201.2" calcext:value-type="float">
            <text:p>-201.2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7" calcext:value-type="float">
            <text:p>-203.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-200.9" calcext:value-type="float">
            <text:p>-200.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6" calcext:value-type="float">
            <text:p>-203.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office:value-type="float" office:value="-200.6" calcext:value-type="float">
            <text:p>-200.6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4" calcext:value-type="float">
            <text:p>-203.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-204.7" calcext:value-type="float">
            <text:p>-204.7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-200.1" calcext:value-type="float">
            <text:p>-200.1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3" calcext:value-type="float">
            <text:p>-203.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-204.3" calcext:value-type="float">
            <text:p>-204.3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1" calcext:value-type="float">
            <text:p>-203.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-199.3" calcext:value-type="float">
            <text:p>-199.3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9" calcext:value-type="float">
            <text:p>-202.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office:value-type="float" office:value="-199.4" calcext:value-type="float">
            <text:p>-199.4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7" calcext:value-type="float">
            <text:p>-202.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office:value-type="float" office:value="-199" calcext:value-type="float">
            <text:p>-19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6" calcext:value-type="float">
            <text:p>-202.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office:value-type="float" office:value="-198.6" calcext:value-type="float">
            <text:p>-198.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5" calcext:value-type="float">
            <text:p>-202.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-197.8" calcext:value-type="float">
            <text:p>-197.8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float" office:value="-197.4" calcext:value-type="float">
            <text:p>-197.4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office:value-type="float" office:value="-197.1" calcext:value-type="float">
            <text:p>-197.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" calcext:value-type="float">
            <text:p>-202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-196.7" calcext:value-type="float">
            <text:p>-196.7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9" calcext:value-type="float">
            <text:p>-201.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office:value-type="float" office:value="-196.5" calcext:value-type="float">
            <text:p>-196.5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8" calcext:value-type="float">
            <text:p>-201.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30" calcext:value-type="float">
            <text:p>530</text:p>
          </table:table-cell>
          <table:table-cell table:number-columns-repeated="7"/>
          <table:table-cell office:value-type="float" office:value="-196.3" calcext:value-type="float">
            <text:p>-196.3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550" calcext:value-type="float">
            <text:p>550</text:p>
          </table:table-cell>
          <table:table-cell table:number-columns-repeated="7"/>
          <table:table-cell office:value-type="float" office:value="-196" calcext:value-type="float">
            <text:p>-196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office:value-type="float" office:value="-195.7" calcext:value-type="float">
            <text:p>-195.7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4" calcext:value-type="float">
            <text:p>-201.4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2" calcext:value-type="float">
            <text:p>-201.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1" calcext:value-type="float">
            <text:p>-201.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8" calcext:value-type="float">
            <text:p>-200.8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7" calcext:value-type="float">
            <text:p>-200.7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5" calcext:value-type="float">
            <text:p>-200.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1" calcext:value-type="float">
            <text:p>-200.1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8.7" calcext:value-type="float">
            <text:p>-198.7</text:p>
          </table:table-cell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9" calcext:value-type="float">
            <text:p>-199.9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6" calcext:value-type="float">
            <text:p>-199.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198.3" calcext:value-type="float">
            <text:p>-198.3</text:p>
          </table:table-cell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8" calcext:value-type="float">
            <text:p>-198</text:p>
          </table:table-cell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6" calcext:value-type="float">
            <text:p>-197.6</text:p>
          </table:table-cell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2" calcext:value-type="float">
            <text:p>-197.2</text:p>
          </table:table-cell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" calcext:value-type="float">
            <text:p>-197</text:p>
          </table:table-cell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9" calcext:value-type="float">
            <text:p>-196.9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7" calcext:value-type="float">
            <text:p>-196.7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4" calcext:value-type="float">
            <text:p>-196.4</text:p>
          </table:table-cell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2" calcext:value-type="float">
            <text:p>-196.2</text:p>
          </table:table-cell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" calcext:value-type="float">
            <text:p>-196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8:41:43.830729812</meta:creation-date>
    <dc:date>2023-10-14T18:52:54.045749880</dc:date>
    <meta:editing-duration>PT4H28M42S</meta:editing-duration>
    <meta:editing-cycles>8</meta:editing-cycles>
    <meta:generator>LibreOffice/7.4.7.2$Linux_X86_64 LibreOffice_project/40$Build-2</meta:generator>
    <meta:document-statistic meta:table-count="2" meta:cell-count="934" meta:object-count="0"/>
  </office:meta>
</office:document-meta>
</file>